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1-14_02-51-14_000.jpg</text:p>
          </table:table-cell>
          <table:table-cell table:style-name="ce26" office:value-type="string">
            <text:p>:m :PHOTO 寝た時刻 / 2022 / オナニー、未了、duration=20m?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寝た時刻 / 2022 / オナニー、未了、duration=20m?時間ぐらい,other=~">
            <text:p>:m :PHOTO 寝た時刻 / 2022 / オナニー、未了、duration=20m?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1-13_19-03-33_000.jpg</text:p>
          </table:table-cell>
          <table:table-cell table:style-name="ce26" office:value-type="string">
            <text:p>:m :篠笛,shinobue #*# / session-memo:session-1 / 1#1 / p.1-&lt;1&gt;:genre=melody,session=hour-19,musescore=~,other=N+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篠笛,shinobue #*# / session-memo:session-1 / 1#1 / p.1-&lt;1&gt;:genre=melody,session=hour-19,musescore=~,other=N+">
            <text:p>:m :篠笛,shinobue #*# / session-memo:session-1 / 1#1 / p.1-&lt;1&gt;:genre=melody,session=hour-19,musescore=~,other=N+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1-13_22-07-23_000.jpg</text:p>
          </table:table-cell>
          <table:table-cell table:style-name="ce26" office:value-type="string">
            <text:p>:m #*# / memo:other(m:other) / topic=習字, about=,other=,id=~,content=溝;金;沢;鶴;取;手;帯;来;木;様;節;国;美;脳;楽;韓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溝;金;沢;鶴;取;手;帯;来;木;様;節;国;美;脳;楽;韓;">
            <text:p>:m #*# / memo:other(m:other) / topic=習字, about=,other=,id=~,content=溝;金;沢;鶴;取;手;帯;来;木;様;節;国;美;脳;楽;韓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1-13_17-24-04_000.jpg</text:p>
          </table:table-cell>
          <table:table-cell table:style-name="ce26" office:value-type="string">
            <text:p>:m #*# RES / free / res-id=5HE5 / theme=四元数 / genre=math:algebra,content=四元数、任意の１つ。自乗。数式：整理 / session-number=~ / doc=~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RES / free / res-id=5HE5 / theme=四元数 / genre=math:algebra,content=四元数、任意の１つ。自乗。数式：整理 / session-number=~ / doc=~,other=~">
            <text:p>:m #*# RES / free / res-id=5HE5 / theme=四元数 / genre=math:algebra,content=四元数、任意の１つ。自乗。数式：整理 / session-number=~ / doc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3-01-13_20-44-40_000.jpg</text:p>
          </table:table-cell>
          <table:table-cell table:style-name="ce26" office:value-type="string">
            <text:p>:m #*# RES / JVEMV6 64#206_1_3_reikon / 『日本宗教の複合的構造：霊魂観』 著者=~,校注=~ / p.65 / w=金木町[かねぎ；北津軽郡,topic=~,publishe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#*# RES / JVEMV6 64#206_1_3_reikon / 『日本宗教の複合的構造：霊魂観』 著者=~,校注=~ / p.65 / w=金木町[かねぎ；北津軽郡,topic=~,publisher=~,other=~">
            <text:p>:m #*# RES / JVEMV6 64#206_1_3_reikon / 『日本宗教の複合的構造：霊魂観』 著者=~,校注=~ / p.65 / w=金木町[かねぎ；北津軽郡,topic=~,publishe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1-13_14-02-1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1-13_21-32-4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7" office:value-type="string">
            <text:p>2023-01-14_07-47-5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1-14_08-20-13_000.jpg</text:p>
          </table:table-cell>
          <table:table-cell table:style-name="ce26" office:value-type="string">
            <text:p>:m #*# RES / free / res-id=3H9N / theme=log(-1)：性質 / genre=math:algebra,content=(e^(iπ)=-1);(ln(-1)∈ℂ) / session-number=~ / doc=~,other=N+;proof+:ln(-1)という数が、複素数であること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#*# RES / free / res-id=3H9N / theme=log(-1)：性質 / genre=math:algebra,content=(e^(iπ)=-1);(ln(-1)∈ℂ) / session-number=~ / doc=~,other=N+;proof+:ln(-1)という数が、複素数であること">
            <text:p>:m #*# RES / free / res-id=3H9N / theme=log(-1)：性質 / genre=math:algebra,content=(e^(iπ)=-1);(ln(-1)∈ℂ) / session-number=~ / doc=~,other=N+;proof+:ln(-1)という数が、複素数であること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1-14_08-39-12_000.jpg</text:p>
          </table:table-cell>
          <table:table-cell table:style-name="ce26" office:value-type="string">
            <text:p>:m #*# RES / free / res-id=3H9N / theme=log(-1)：性質 / genre=math:algebra,content=(ln(-1)=ln(i^2));iπ=2*ln(i) / session-number=~ / doc=~,other=N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#*# RES / free / res-id=3H9N / theme=log(-1)：性質 / genre=math:algebra,content=(ln(-1)=ln(i^2));iπ=2*ln(i) / session-number=~ / doc=~,other=N+">
            <text:p>:m #*# RES / free / res-id=3H9N / theme=log(-1)：性質 / genre=math:algebra,content=(ln(-1)=ln(i^2));iπ=2*ln(i) / session-number=~ / doc=~,other=N+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8" office:value-type="string">
            <text:p>2023-01-14_08-45-49_000.jpg</text:p>
          </table:table-cell>
          <table:table-cell table:style-name="ce26" office:value-type="string">
            <text:p>:m :? #*# / topic=数学：代数,math / content=ガウス積分：半径rを、一方の式とする。そんな積分方程式、あるか？；ガウス関数：integrandの式。変えると、どうなる？ / status=~ / other=~,id=S1G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:? #*# / topic=数学：代数,math / content=ガウス積分：半径rを、一方の式とする。そんな積分方程式、あるか？；ガウス関数：integrandの式。変えると、どうなる？ / status=~ / other=~,id=S1G3">
            <text:p>:m :? #*# / topic=数学：代数,math / content=ガウス積分：半径rを、一方の式とする。そんな積分方程式、あるか？；ガウス関数：integrandの式。変えると、どうなる？ / status=~ / other=~,id=S1G3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1-14_11-49-27_000.jpg</text:p>
          </table:table-cell>
          <table:table-cell table:style-name="ce26" office:value-type="string">
            <text:p>:m #*# RES / JVEMV6 64#229_hattatsu_sugao / 『発達障害の素顔』 著者=山口真美,校注=~ / p.91 / w=錐体細胞；桿体細胞；,topic=~,publisher=~,other=memo+:眼球：図。名称のリスト,session-id=WOVR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#*# RES / JVEMV6 64#229_hattatsu_sugao / 『発達障害の素顔』 著者=山口真美,校注=~ / p.91 / w=錐体細胞；桿体細胞；,topic=~,publisher=~,other=memo+:眼球：図。名称のリスト,session-id=WOVR">
            <text:p>:m #*# RES / JVEMV6 64#229_hattatsu_sugao / 『発達障害の素顔』 著者=山口真美,校注=~ / p.91 / w=錐体細胞；桿体細胞；,topic=~,publisher=~,other=memo+:眼球：図。名称のリスト,session-id=WOVR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4">2023/01/14</text:date>, <text:time>12:34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14T12:34:53.16</dc:date>
    <dc:creator>iwabuchi ken</dc:creator>
    <meta:editing-duration>P52DT23H48M8S</meta:editing-duration>
    <meta:editing-cycles>17013</meta:editing-cycles>
    <meta:document-statistic meta:table-count="2" meta:cell-count="920" meta:object-count="0"/>
    <meta:user-defined meta:name="qrichtext">1</meta:user-defined>
  </office:meta>
</office:document-meta>
</file>